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163cm" svg:x="1.4cm" svg:y="0.837cm" presentation:class="subtitle" presentation:user-transformed="true">
          <draw:text-box>
            <text:p><text:span text:style-name="T1">Deus no controle</text:span></text:p>
            <text:p><text:span text:style-name="T2">Ministério Flordel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<text:span text:style-name="T3">Deixa Deus curar você</text:span></text:p>
            <text:p><text:span text:style-name="T3">Ele entende o seu choro</text:span></text:p>
            <text:p><text:span text:style-name="T3">Te decifra em um olhar</text:span></text:p>
            <text:p><text:span text:style-name="T3">Ele sabe bem</text:span></text:p>
            <text:p><text:span text:style-name="T3">a origem de uma dor</text:span></text:p>
            <text:p><text:span text:style-name="T3">Sabe o final també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Tem o não a seu dispor</text:span></text:p>
            <text:p><text:span text:style-name="T3">Tem o sim a seu favor</text:span></text:p>
            <text:p><text:span text:style-name="T3">Te atende no seu quarto</text:span></text:p>
            <text:p><text:span text:style-name="T3">De joelhos a orar</text:span></text:p>
            <text:p><text:span text:style-name="T3">No silêncio das palavras</text:span></text:p>
            <text:p><text:span text:style-name="T3">Que não sabe express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O segredo é confiar</text:span></text:p>
            <text:p><text:span text:style-name="T3">É saber quem é poder</text:span></text:p>
            <text:p><text:span text:style-name="T3">Sobre a morte a sua vida</text:span></text:p>
            <text:p><text:span text:style-name="T3">Ele estabelec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Não há caso impossível,</text:span></text:p>
            <text:p><text:span text:style-name="T3">para o seu Senhor</text:span></text:p>
            <text:p><text:span text:style-name="T3">Ele trata, ele sara todas as feridas</text:span></text:p>
            <text:p><text:span text:style-name="T3">Não importa se o</text:span></text:p>
            <text:p><text:span text:style-name="T3">homem te desenganou</text:span></text:p>
            <text:p><text:span text:style-name="T3">Determinando o tempo para</text:span></text:p>
            <text:p><text:span text:style-name="T3">a sua v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A palavra de Deus</text:span></text:p>
            <text:p><text:span text:style-name="T3">é a que prevalece</text:span></text:p>
            <text:p><text:span text:style-name="T3">Até a morte lhe obedece</text:span></text:p>
            <text:p><text:span text:style-name="T3">Abrace o seu milagre com louv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Não há caso impossível para</text:span></text:p>
            <text:p><text:span text:style-name="T3">o seu Senhor</text:span></text:p>
            <text:p><text:span text:style-name="T3">Seu poder está além de</text:span></text:p>
            <text:p><text:span text:style-name="T3">toda medicina</text:span></text:p>
            <text:p><text:span text:style-name="T3">Não importa se o seu</text:span></text:p>
            <text:p><text:span text:style-name="T3">recurso acab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Somente pela graça ele te examina</text:span></text:p>
            <text:p><text:span text:style-name="T3">Vai confundir os homens</text:span></text:p>
            <text:p><text:span text:style-name="T3">por amar você</text:span></text:p>
            <text:p><text:span text:style-name="T3">Quem te viu e quem te vê</text:span></text:p>
            <text:p><text:span text:style-name="T3">Deixa Deus curar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<text:span text:style-name="T3">Deixa Deus curar você</text:span></text:p>
            <text:p><text:span text:style-name="T3">Ele entende o seu choro</text:span></text:p>
            <text:p><text:span text:style-name="T3">Te decifra em um olhar</text:span></text:p>
            <text:p><text:span text:style-name="T3">Ele sabe bem</text:span></text:p>
            <text:p><text:span text:style-name="T3">a origem de uma dor</text:span></text:p>
            <text:p><text:span text:style-name="T3">Sabe o final també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Tem o não a seu dispor</text:span></text:p>
            <text:p><text:span text:style-name="T3">Tem o sim a seu favor</text:span></text:p>
            <text:p><text:span text:style-name="T3">Te atende no seu quarto</text:span></text:p>
            <text:p><text:span text:style-name="T3">De joelhos a orar</text:span></text:p>
            <text:p><text:span text:style-name="T3">No silêncio das palavras</text:span></text:p>
            <text:p><text:span text:style-name="T3">Que não sabe express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O segredo é confiar</text:span></text:p>
            <text:p><text:span text:style-name="T3">É saber quem é poder</text:span></text:p>
            <text:p><text:span text:style-name="T3">Sobre a morte a sua vida</text:span></text:p>
            <text:p><text:span text:style-name="T3">Ele estabelec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Não há caso impossível,</text:span></text:p>
            <text:p><text:span text:style-name="T3">para o seu Senhor</text:span></text:p>
            <text:p><text:span text:style-name="T3">Ele trata, ele sara todas as feridas</text:span></text:p>
            <text:p><text:span text:style-name="T3">Não importa se o</text:span></text:p>
            <text:p><text:span text:style-name="T3">homem te desenganou</text:span></text:p>
            <text:p><text:span text:style-name="T3">Determinando o tempo para</text:span></text:p>
            <text:p><text:span text:style-name="T3">a sua v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A palavra de Deus</text:span></text:p>
            <text:p><text:span text:style-name="T3">é a que prevalece</text:span></text:p>
            <text:p><text:span text:style-name="T3">Até a morte lhe obedece</text:span></text:p>
            <text:p><text:span text:style-name="T3">Abrace o seu milagre com louv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Não há caso impossível para</text:span></text:p>
            <text:p><text:span text:style-name="T3">o seu Senhor</text:span></text:p>
            <text:p><text:span text:style-name="T3">Seu poder está além de</text:span></text:p>
            <text:p><text:span text:style-name="T3">toda medicina</text:span></text:p>
            <text:p><text:span text:style-name="T3">Não importa se o seu</text:span></text:p>
            <text:p><text:span text:style-name="T3">recurso acab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Somente pela graça ele te examina</text:span></text:p>
            <text:p><text:span text:style-name="T3">Vai confundir os homens</text:span></text:p>
            <text:p><text:span text:style-name="T3">por amar você</text:span></text:p>
            <text:p><text:span text:style-name="T3">Quem te viu e quem te vê</text:span></text:p>
            <text:p><text:span text:style-name="T3">Deixa Deus curar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Não existe impossível para Ele</text:span></text:p>
            <text:p><text:span text:style-name="T3">Tudo está no seu controle</text:span></text:p>
            <text:p><text:span text:style-name="T3">tudo é De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draw:frame presentation:style-name="pr5" draw:text-style-name="P2" draw:layer="layout" svg:width="25.199cm" svg:height="18.963cm" svg:x="1.4cm" svg:y="0.837cm" presentation:class="subtitle" presentation:user-transformed="true">
          <draw:text-box>
            <text:p><text:span text:style-name="T3">Não importa o tamanho da sua dor</text:span></text:p>
            <text:p><text:span text:style-name="T3">Não há lei de gravidade</text:span></text:p>
            <text:p><text:span text:style-name="T3">para o seu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Não existe impossível para Ele</text:span></text:p>
            <text:p><text:span text:style-name="T3">Tudo está no seu controle</text:span></text:p>
            <text:p><text:span text:style-name="T3">tudo é De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><text:span text:style-name="T4">Não importa o tamanho da sua dor</text:span></text:p>
            <text:p><text:span text:style-name="T4">Não há lei de gravidade</text:span></text:p>
            <text:p><text:span text:style-name="T4">para o seu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Não há caso impossível,</text:span></text:p>
            <text:p><text:span text:style-name="T3">para o seu Senhor</text:span></text:p>
            <text:p><text:span text:style-name="T3">Ele trata, ele sara todas as feridas</text:span></text:p>
            <text:p><text:span text:style-name="T3">Não importa se o</text:span></text:p>
            <text:p><text:span text:style-name="T3">homem te desenganou</text:span></text:p>
            <text:p><text:span text:style-name="T3">Determinando o tempo para</text:span></text:p>
            <text:p><text:span text:style-name="T3">a sua vi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A palavra de Deus</text:span></text:p>
            <text:p><text:span text:style-name="T3">é a que prevalece</text:span></text:p>
            <text:p><text:span text:style-name="T3">Até a morte lhe obedece</text:span></text:p>
            <text:p><text:span text:style-name="T3">Abrace o seu milagre com louv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Não há caso impossível para</text:span></text:p>
            <text:p><text:span text:style-name="T3">o seu Senhor</text:span></text:p>
            <text:p><text:span text:style-name="T3">Seu poder está além de</text:span></text:p>
            <text:p><text:span text:style-name="T3">toda medicina</text:span></text:p>
            <text:p><text:span text:style-name="T3">Não importa se o seu</text:span></text:p>
            <text:p><text:span text:style-name="T3">recurso acab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Somente pela graça ele te examina</text:span></text:p>
            <text:p><text:span text:style-name="T3">Vai confundir os homens</text:span></text:p>
            <text:p><text:span text:style-name="T3">por amar você</text:span></text:p>
            <text:p><text:span text:style-name="T3">Quem te viu e quem te vê</text:span></text:p>
            <text:p><text:span text:style-name="T3">Deixa Deus curar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><text:span text:style-name="T3">Curar você</text:span></text:p>
            <text:p><text:span text:style-name="T3">Deixa Deus curar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11:24:56.908685577</meta:creation-date>
    <dc:date>2017-02-12T13:58:34.567925092</dc:date>
    <meta:editing-duration>PT18M40S</meta:editing-duration>
    <meta:editing-cycles>18</meta:editing-cycles>
    <meta:generator>LibreOffice/5.2.5.1$Linux_X86_64 LibreOffice_project/20m0$Build-1</meta:generator>
    <meta:document-statistic meta:object-count="93"/>
  </office:meta>
</office:document-meta>
</file>